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74cm" fo:margin-left="0.009cm" fo:margin-top="0cm" fo:margin-bottom="0cm" table:align="left" style:writing-mode="lr-tb"/>
    </style:style>
    <style:style style:name="Tableau1.A" style:family="table-column">
      <style:table-column-properties style:column-width="4.008cm"/>
    </style:style>
    <style:style style:name="Tableau1.B" style:family="table-column">
      <style:table-column-properties style:column-width="11.964cm"/>
    </style:style>
    <style:style style:name="Tableau1.1" style:family="table-row">
      <style:table-row-properties style:min-row-height="1.356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fo:keep-together="auto"/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Tableau1.10" style:family="table-row">
      <style:table-row-properties fo:keep-together="auto"/>
    </style:style>
    <style:style style:name="Tableau1.11" style:family="table-row">
      <style:table-row-properties style:min-row-height="1.199cm" fo:keep-together="auto"/>
    </style:style>
    <style:style style:name="Tableau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1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language="fr" fo:country="FR" style:font-name-asian="Calibri1" style:language-asian="fr" style:country-asian="FR" style:font-name-complex="F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fr" fo:country="FR" style:font-name-asian="Calibri1" style:language-asian="fr" style:country-asian="FR" style:font-name-complex="F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1pt" fo:language="fr" fo:country="FR" style:font-name-asian="Lato" style:font-size-asian="11pt" style:language-asian="fr" style:country-asian="FR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fr" fo:country="FR" style:font-name-asian="Lato" style:language-asian="fr" style:country-asian="FR" style:font-name-complex="Times New Roman1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fr" fo:country="FR" fo:font-weight="bold" style:font-name-asian="Lato" style:language-asian="fr" style:country-asian="FR" style:font-weight-asian="bold" style:font-name-complex="Times New Roman1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Arial" fo:language="fr" fo:country="FR" fo:font-weight="bold" style:font-name-asian="Lato" style:language-asian="fr" style:country-asian="FR" style:font-weight-asian="bold" style:font-name-complex="Arial1" style:language-complex="ar" style:country-complex="S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1pt" fo:language="fr" fo:country="FR" style:font-name-asian="Lato" style:font-size-asian="11pt" style:language-asian="fr" style:country-asian="FR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1pt" fo:language="fr" fo:country="FR" officeooo:rsid="001aaba0" officeooo:paragraph-rsid="001aaba0" style:font-name-asian="Lato" style:font-size-asian="11pt" style:language-asian="fr" style:country-asian="FR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fr" fo:country="FR" style:font-name-asian="Lato" style:language-asian="fr" style:country-asian="FR" style:font-name-complex="Times New Roman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fr" fo:country="FR" officeooo:rsid="001aaba0" officeooo:paragraph-rsid="001aaba0" style:font-name-asian="Lato" style:language-asian="fr" style:country-asian="FR" style:font-name-complex="Times New Roman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fr" fo:country="FR" fo:font-weight="bold" style:font-name-asian="Lato" style:language-asian="fr" style:country-asian="FR" style:font-weight-asian="bold" style:font-name-complex="Times New Roman1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Arial" fo:language="fr" fo:country="FR" fo:font-weight="bold" style:font-name-asian="Lato" style:language-asian="fr" style:country-asian="FR" style:font-weight-asian="bold" style:font-name-complex="Arial1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language="fr" fo:country="FR" style:font-name-asian="Calibri1" style:language-asian="fr" style:country-asian="FR" style:font-name-complex="F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fr" fo:country="FR" style:font-name-asian="Calibri1" style:language-asian="fr" style:country-asian="FR" style:font-name-complex="F" style:language-complex="ar" style:country-complex="SA"/>
    </style:style>
    <style:style style:name="T1" style:family="text">
      <style:text-properties style:font-name="Arial" fo:font-weight="bold" style:font-weight-asian="bold" style:font-name-complex="Arial1" style:font-weight-complex="bold"/>
    </style:style>
    <style:style style:name="T2" style:family="text">
      <style:text-properties style:font-name="Arial" fo:font-weight="bold" style:font-name-asian="Lato" style:font-weight-asian="bold" style:font-name-complex="Arial1"/>
    </style:style>
    <style:style style:name="T3" style:family="text">
      <style:text-properties style:font-name="Arial" fo:font-size="11pt" fo:font-weight="bold" style:font-name-asian="Lato" style:font-size-asian="11pt" style:font-weight-asian="bold" style:font-name-complex="Arial1" style:font-size-complex="11pt"/>
    </style:style>
    <style:style style:name="T4" style:family="text">
      <style:text-properties style:font-name="Arial" fo:font-size="11pt" style:font-name-asian="Arial1" style:font-size-asian="11pt" style:font-name-complex="Arial1" style:font-size-complex="11pt"/>
    </style:style>
    <style:style style:name="T5" style:family="text">
      <style:text-properties style:font-name="Times New Roman" fo:font-size="11pt" style:font-name-asian="Lato" style:font-size-asian="11pt" style:font-name-complex="Times New Roman1" style:font-size-complex="11pt"/>
    </style:style>
    <style:style style:name="T6" style:family="text">
      <style:text-properties style:font-name="Times New Roman" style:font-name-asian="Lato" style:font-name-complex="Times New Roman1"/>
    </style:style>
    <style:style style:name="T7" style:family="text">
      <style:text-properties style:font-name="Times New Roman" fo:font-weight="bold" style:font-name-asian="Lato" style:font-weight-asian="bold" style:font-name-complex="Times New Roman1"/>
    </style:style>
    <style:style style:name="T8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NOTE DE SYNTHESE DE FAISABILITE DU PROJET</text:span>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 loext:marker-style-name="T2"><text:span text:style-name="T3">But du projet</text:span><text:span text:style-name="T3"/></text:p>
          </table:table-cell>
          <table:table-cell table:style-name="Tableau1.A1" office:value-type="string">
            <text:p text:style-name="P3" loext:marker-style-name="T5"/>
            <text:p text:style-name="P3" loext:marker-style-name="T5"/>
            <text:p text:style-name="P9" loext:marker-style-name="T5">Réaliser une application afin de recensé tout les lieu spécialisé pour le sport</text:p>
            <text:p text:style-name="P3" loext:marker-style-name="T5"/>
            <text:p text:style-name="P2" loext:marker-style-name="T6"><text:span text:style-name="T5"><text:s/></text:span><text:span text:style-name="T5"/></text:p>
          </table:table-cell>
        </table:table-row>
        <table:table-row table:style-name="Tableau1.2">
          <table:table-cell table:style-name="Tableau1.A1" office:value-type="string">
            <text:p text:style-name="P1" loext:marker-style-name="T2"><text:span text:style-name="T3">Contexte</text:span><text:span text:style-name="T3"/></text:p>
          </table:table-cell>
          <table:table-cell table:style-name="Tableau1.A1" office:value-type="string">
            <text:p text:style-name="P3" loext:marker-style-name="T5"/>
            <text:p text:style-name="P3" loext:marker-style-name="T5"/>
            <text:p text:style-name="P3" loext:marker-style-name="T5"/>
            <text:p text:style-name="P3" loext:marker-style-name="T5"/>
            <text:p text:style-name="P3" loext:marker-style-name="T5"/>
            <text:p text:style-name="P3" loext:marker-style-name="T5"/>
            <text:p text:style-name="P3" loext:marker-style-name="T5"/>
            <text:p text:style-name="P3" loext:marker-style-name="T5"/>
            <text:p text:style-name="P2" loext:marker-style-name="T6"><text:span text:style-name="T5"><text:s/></text:span><text:span text:style-name="T5"/></text:p>
          </table:table-cell>
        </table:table-row>
        <table:table-row table:style-name="Tableau1.3">
          <table:table-cell table:style-name="Tableau1.A1" office:value-type="string">
            <text:p text:style-name="P1" loext:marker-style-name="T2"><text:span text:style-name="T3">Hypothèses et impacts attendus</text:span><text:span text:style-name="T3"/></text:p>
          </table:table-cell>
          <table:table-cell table:style-name="Tableau1.A1" office:value-type="string">
            <text:p text:style-name="P3" loext:marker-style-name="T5"/>
            <text:p text:style-name="P9" loext:marker-style-name="T5">Permettre d’aider les personne qui veulent faire du sport mais qui ne savent pas vraiment ou le faire, ou encore de pouvoir se regrouper pour faire du sport</text:p>
            <text:p text:style-name="P3" loext:marker-style-name="T5"/>
            <text:p text:style-name="P3" loext:marker-style-name="T5"/>
            <text:p text:style-name="P3" loext:marker-style-name="T5"/>
            <text:p text:style-name="P4" loext:marker-style-name="T6"/>
          </table:table-cell>
        </table:table-row>
        <table:table-row table:style-name="Tableau1.4">
          <table:table-cell table:style-name="Tableau1.A1" office:value-type="string">
            <text:p text:style-name="P1" loext:marker-style-name="T2"><text:span text:style-name="T3">Parties prenantes</text:span><text:span text:style-name="T3"/></text:p>
          </table:table-cell>
          <table:table-cell table:style-name="Tableau1.B4" office:value-type="string">
            <text:p text:style-name="P3" loext:marker-style-name="T5"/>
            <text:p text:style-name="P9" loext:marker-style-name="T5">Les utilisateur de l’application</text:p>
            <text:p text:style-name="P3" loext:marker-style-name="T5"/>
            <text:p text:style-name="P4" loext:marker-style-name="T6"/>
          </table:table-cell>
        </table:table-row>
        <table:table-row table:style-name="Tableau1.5">
          <table:table-cell table:style-name="Tableau1.A1" office:value-type="string">
            <text:p text:style-name="P1" loext:marker-style-name="T2"><text:span text:style-name="T3">Concurrence</text:span><text:span text:style-name="T3"/></text:p>
          </table:table-cell>
          <table:table-cell table:style-name="Tableau1.A1" office:value-type="string">
            <text:p text:style-name="P3" loext:marker-style-name="T5"/>
            <text:p text:style-name="P3" loext:marker-style-name="T5"/>
            <text:p text:style-name="P5" loext:marker-style-name="T7"/>
          </table:table-cell>
        </table:table-row>
        <table:table-row table:style-name="Tableau1.6">
          <table:table-cell table:style-name="Tableau1.A1" office:value-type="string">
            <text:p text:style-name="P1" loext:marker-style-name="T2"><text:span text:style-name="T3">Difficultés du projet</text:span><text:span text:style-name="T3"/></text:p>
          </table:table-cell>
          <table:table-cell table:style-name="Tableau1.A1" office:value-type="string">
            <text:p text:style-name="P3" loext:marker-style-name="T5"/>
            <text:p text:style-name="P3" loext:marker-style-name="T5"/>
            <text:p text:style-name="P3" loext:marker-style-name="T5"/>
            <text:p text:style-name="P3" loext:marker-style-name="T5"/>
            <text:p text:style-name="P5" loext:marker-style-name="T7"/>
          </table:table-cell>
        </table:table-row>
        <table:table-row table:style-name="Tableau1.7">
          <table:table-cell table:style-name="Tableau1.A1" office:value-type="string">
            <text:p text:style-name="P1" loext:marker-style-name="T2"><text:span text:style-name="T3">Contraintes</text:span><text:span text:style-name="T3"/></text:p>
          </table:table-cell>
          <table:table-cell table:style-name="Tableau1.A1" office:value-type="string">
            <text:p text:style-name="P3" loext:marker-style-name="T5"/>
            <text:p text:style-name="P9" loext:marker-style-name="T5">Réussir à dégager une certaine visibilité à l’application pour qu’elle puisse être utlisé</text:p>
            <text:p text:style-name="P3" loext:marker-style-name="T5"/>
            <text:p text:style-name="P4" loext:marker-style-name="T6"/>
          </table:table-cell>
        </table:table-row>
        <table:table-row table:style-name="Tableau1.8">
          <table:table-cell table:style-name="Tableau1.A1" office:value-type="string">
            <text:p text:style-name="P1" loext:marker-style-name="T2"><text:span text:style-name="T3">Coûts et délais estimés du projet</text:span><text:span text:style-name="T3"/></text:p>
          </table:table-cell>
          <table:table-cell table:style-name="Tableau1.A1" office:value-type="string">
            <text:p text:style-name="P3" loext:marker-style-name="T5"/>
            <text:p text:style-name="P3" loext:marker-style-name="T5"/>
            <text:p text:style-name="P3" loext:marker-style-name="T5"/>
            <text:p text:style-name="P4" loext:marker-style-name="T6"/>
          </table:table-cell>
        </table:table-row>
        <table:table-row table:style-name="Tableau1.9">
          <table:table-cell table:style-name="Tableau1.A1" office:value-type="string">
            <text:p text:style-name="P1" loext:marker-style-name="T2"><text:span text:style-name="T3">Principaux risques</text:span><text:span text:style-name="T3"/></text:p>
            <text:p text:style-name="P6" loext:marker-style-name="T2"/>
          </table:table-cell>
          <table:table-cell table:style-name="Tableau1.A1" office:value-type="string">
            <text:p text:style-name="P4" loext:marker-style-name="T6"/>
            <text:p text:style-name="P11" loext:marker-style-name="T6">Le fait que peu de personne n’utilise l’application</text:p>
            <text:p text:style-name="P4" loext:marker-style-name="T6"/>
          </table:table-cell>
        </table:table-row>
        <table:table-row table:style-name="Tableau1.10">
          <table:table-cell table:style-name="Tableau1.A1" office:value-type="string">
            <text:p text:style-name="P1" loext:marker-style-name="T2"><text:span text:style-name="T3">Limites du projet</text:span><text:span text:style-name="T3"/></text:p>
          </table:table-cell>
          <table:table-cell table:style-name="Tableau1.A1" office:value-type="string">
            <text:p text:style-name="P5" loext:marker-style-name="T7"/>
            <text:p text:style-name="P5" loext:marker-style-name="T7"/>
            <text:p text:style-name="P5" loext:marker-style-name="T7"/>
          </table:table-cell>
        </table:table-row>
        <table:table-row table:style-name="Tableau1.11">
          <table:table-cell table:style-name="Tableau1.A11" office:value-type="string">
            <text:p text:style-name="P2" loext:marker-style-name="T4"><text:span text:style-name="T3">Plan de </text:span><text:soft-page-break/><text:span text:style-name="T3">financement</text:span><text:span text:style-name="T8"/></text:p>
          </table:table-cell>
          <table:table-cell table:style-name="Tableau1.B11" office:value-type="string">
            <text:p text:style-name="P11" loext:marker-style-name="T6"/>
            <text:p text:style-name="P4" loext:marker-style-name="T6"><text:soft-page-break/></text:p>
            <text:p text:style-name="P4" loext:marker-style-name="T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font-size="12pt" style:letter-kerning="false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UT</meta:initial-creator>
    <meta:editing-cycles>2</meta:editing-cycles>
    <meta:creation-date>2024-03-03T20:19:00</meta:creation-date>
    <dc:date>2024-03-18T10:24:09.087336321</dc:date>
    <meta:editing-duration>PT16M40S</meta:editing-duration>
    <meta:generator>LibreOffice/7.6.5.2$Linux_X86_64 LibreOffice_project/38d5f62f85355c192ef5f1dd47c5c0c0c6d6598b</meta:generator>
    <meta:document-statistic meta:table-count="1" meta:image-count="0" meta:object-count="0" meta:page-count="2" meta:paragraph-count="19" meta:word-count="102" meta:character-count="648" meta:non-whitespace-character-count="561"/>
    <meta:user-defined meta:name="AppVersion">16.0000</meta:user-defined>
    <meta:template xlink:type="simple" xlink:actuate="onRequest" xlink:title="Normal.dotm" xlink:href=""/>
  </office:meta>
</office:document-meta>
</file>